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54028" officeooo:paragraph-rsid="00154028"/>
    </style:style>
    <style:style style:name="P2" style:family="paragraph" style:parent-style-name="Standard">
      <style:paragraph-properties fo:text-align="justify" style:justify-single-word="false"/>
      <style:text-properties officeooo:rsid="00154028" officeooo:paragraph-rsid="00154028"/>
    </style:style>
    <style:style style:name="P3" style:family="paragraph" style:parent-style-name="Standard">
      <style:paragraph-properties fo:text-align="justify" style:justify-single-word="false"/>
      <style:text-properties fo:font-weight="bold" officeooo:rsid="00154028" officeooo:paragraph-rsid="00154028" style:font-weight-asian="bold" style:font-weight-complex="bold"/>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Thread – Matriz Vector</text:p>
      <text:p text:style-name="P1"/>
      <text:p text:style-name="P1"/>
      <text:p text:style-name="P1"><draw:frame draw:style-name="fr1" draw:name="Objeto1" text:anchor-type="paragraph" svg:width="15.804cm" svg:height="2.709cm" draw:z-index="0"><draw:object xlink:href="./Object 1" xlink:type="simple" xlink:show="embed" xlink:actuate="onLoad"/><draw:image xlink:href="./ObjectReplacements/Object 1" xlink:type="simple" xlink:show="embed" xlink:actuate="onLoad"/></draw:frame></text:p>
      <text:p text:style-name="P3">Análisis:</text:p>
      <text:p text:style-name="P2">Estos son los datos obtenidos del experimento, curiosamente el tiempo aumenta, esto puede darse debido que al usarse la librería time, no se garantiza que ese tiempo sea exacto, pues el sistema operativo puede realizar otros procesos lo que termina no siendo seguro, además el inicializar las threads y esperarlas también toma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23:07:00.379577259</meta:creation-date>
    <dc:date>2016-09-13T23:10:07.971918936</dc:date>
    <meta:editing-duration>P0D</meta:editing-duration>
    <meta:editing-cycles>1</meta:editing-cycles>
    <meta:document-statistic meta:table-count="0" meta:image-count="0" meta:object-count="1" meta:page-count="1" meta:paragraph-count="3" meta:word-count="57" meta:character-count="367" meta:non-whitespace-character-count="312"/>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Hoja1" table:style-name="ta1">
        <table:table-column table:style-name="co1" table:number-columns-repeated="7" table:default-cell-style-name="ce4"/>
        <table:table-row table:style-name="ro1">
          <table:table-cell table:style-name="ce3" office:value-type="string" calcext:value-type="string" table:number-columns-spanned="1" table:number-rows-spanned="3">
            <text:p>Thread</text:p>
          </table:table-cell>
          <table:table-cell table:style-name="ce3" office:value-type="string" calcext:value-type="string" table:number-columns-spanned="6" table:number-rows-spanned="1">
            <text:p>Dimensión de la matriz</text:p>
          </table:table-cell>
          <table:covered-table-cell table:number-columns-repeated="5"/>
        </table:table-row>
        <table:table-row table:style-name="ro1">
          <table:covered-table-cell table:style-name="ce3"/>
          <table:table-cell table:style-name="ce3" office:value-type="string" calcext:value-type="string" table:number-columns-spanned="2" table:number-rows-spanned="1">
            <text:p>4000*4</text:p>
          </table:table-cell>
          <table:covered-table-cell/>
          <table:table-cell table:style-name="ce3" office:value-type="string" calcext:value-type="string" table:number-columns-spanned="2" table:number-rows-spanned="1">
            <text:p>400*400</text:p>
          </table:table-cell>
          <table:covered-table-cell/>
          <table:table-cell office:value-type="string" calcext:value-type="string" table:number-columns-spanned="2" table:number-rows-spanned="1">
            <text:p>4*4000</text:p>
          </table:table-cell>
          <table:covered-table-cell/>
        </table:table-row>
        <table:table-row table:style-name="ro1">
          <table:covered-table-cell/>
          <table:table-cell office:value-type="string" calcext:value-type="string">
            <text:p>Time</text:p>
          </table:table-cell>
          <table:table-cell office:value-type="string" calcext:value-type="string">
            <text:p>Eff.</text:p>
          </table:table-cell>
          <table:table-cell office:value-type="string" calcext:value-type="string">
            <text:p>Time</text:p>
          </table:table-cell>
          <table:table-cell office:value-type="string" calcext:value-type="string">
            <text:p>Eff</text:p>
          </table:table-cell>
          <table:table-cell office:value-type="string" calcext:value-type="string">
            <text:p>Time</text:p>
          </table:table-cell>
          <table:table-cell office:value-type="string" calcext:value-type="string">
            <text:p>Eff</text:p>
          </table:table-cell>
        </table:table-row>
        <table:table-row table:style-name="ro1">
          <table:table-cell office:value-type="float" office:value="1" calcext:value-type="float">
            <text:p>1</text:p>
          </table:table-cell>
          <table:table-cell office:value-type="float" office:value="0.000232" calcext:value-type="float">
            <text:p>0.000232</text:p>
          </table:table-cell>
          <table:table-cell table:formula="of:=[.B$4]/([.A4]*[.B4])" office:value-type="float" office:value="1" calcext:value-type="float">
            <text:p>1</text:p>
          </table:table-cell>
          <table:table-cell office:value-type="float" office:value="0.001118" calcext:value-type="float">
            <text:p>0.001118</text:p>
          </table:table-cell>
          <table:table-cell table:formula="of:=[.D$4]/([.C4]*[.D4])" office:value-type="float" office:value="1" calcext:value-type="float">
            <text:p>1</text:p>
          </table:table-cell>
          <table:table-cell office:value-type="float" office:value="0.000194" calcext:value-type="float">
            <text:p>0.000194</text:p>
          </table:table-cell>
          <table:table-cell table:formula="of:=[.F$4]/([.E4]*[.F4])" office:value-type="float" office:value="1" calcext:value-type="float">
            <text:p>1</text:p>
          </table:table-cell>
        </table:table-row>
        <table:table-row table:style-name="ro1">
          <table:table-cell office:value-type="float" office:value="2" calcext:value-type="float">
            <text:p>2</text:p>
          </table:table-cell>
          <table:table-cell office:value-type="float" office:value="0.000402" calcext:value-type="float">
            <text:p>0.000402</text:p>
          </table:table-cell>
          <table:table-cell table:formula="of:=[.B$4]/([.A5]*[.B5])" office:value-type="float" office:value="0.288557213930348" calcext:value-type="float">
            <text:p>0.2885572139</text:p>
          </table:table-cell>
          <table:table-cell office:value-type="float" office:value="0.001621" calcext:value-type="float">
            <text:p>0.001621</text:p>
          </table:table-cell>
          <table:table-cell table:formula="of:=[.D$4]/([.C5]*[.D5])" office:value-type="float" office:value="2.3901593311919" calcext:value-type="float">
            <text:p>2.3901593312</text:p>
          </table:table-cell>
          <table:table-cell office:value-type="float" office:value="0.000617" calcext:value-type="float">
            <text:p>0.000617</text:p>
          </table:table-cell>
          <table:table-cell table:formula="of:=[.F$4]/([.E5]*[.F5])" office:value-type="float" office:value="0.131549654966081" calcext:value-type="float">
            <text:p>0.131549655</text:p>
          </table:table-cell>
        </table:table-row>
        <table:table-row table:style-name="ro1">
          <table:table-cell office:value-type="float" office:value="4" calcext:value-type="float">
            <text:p>4</text:p>
          </table:table-cell>
          <table:table-cell office:value-type="float" office:value="0.000803" calcext:value-type="float">
            <text:p>0.000803</text:p>
          </table:table-cell>
          <table:table-cell table:formula="of:=[.B$4]/([.A6]*[.B6])" office:value-type="float" office:value="0.0722291407222914" calcext:value-type="float">
            <text:p>0.0722291407</text:p>
          </table:table-cell>
          <table:table-cell office:value-type="float" office:value="0.002106" calcext:value-type="float">
            <text:p>0.002106</text:p>
          </table:table-cell>
          <table:table-cell table:formula="of:=[.D$4]/([.C6]*[.D6])" office:value-type="float" office:value="7.3497232865049" calcext:value-type="float">
            <text:p>7.3497232865</text:p>
          </table:table-cell>
          <table:table-cell office:value-type="float" office:value="0.000617" calcext:value-type="float">
            <text:p>0.000617</text:p>
          </table:table-cell>
          <table:table-cell table:formula="of:=[.F$4]/([.E6]*[.F6])" office:value-type="float" office:value="0.0427804725532429" calcext:value-type="float">
            <text:p>0.04278047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P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currency-symbol number:language="es" number:country="PE">S/</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3">00/00/0000</text:date>, <text:time style:data-style-name="N2" text:time-value="23:07:13.44766946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